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45in"/>
    </style:style>
    <style:style style:name="co2" style:family="table-column">
      <style:table-column-properties fo:break-before="auto" style:column-width="2.2126in"/>
    </style:style>
    <style:style style:name="co3" style:family="table-column">
      <style:table-column-properties fo:break-before="auto" style:column-width="2.652in"/>
    </style:style>
    <style:style style:name="co4" style:family="table-column">
      <style:table-column-properties fo:break-before="auto" style:column-width="2.5339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2.1693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2.4909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2.0945in"/>
    </style:style>
    <style:style style:name="co11" style:family="table-column">
      <style:table-column-properties fo:break-before="auto" style:column-width="2.4161in"/>
    </style:style>
    <style:style style:name="co12" style:family="table-column">
      <style:table-column-properties fo:break-before="auto" style:column-width="2.3626in"/>
    </style:style>
    <style:style style:name="co13" style:family="table-column">
      <style:table-column-properties fo:break-before="auto" style:column-width="2.6307in"/>
    </style:style>
    <style:style style:name="co14" style:family="table-column">
      <style:table-column-properties fo:break-before="auto" style:column-width="3.0701in"/>
    </style:style>
    <style:style style:name="co15" style:family="table-column">
      <style:table-column-properties fo:break-before="auto" style:column-width="2.952in"/>
    </style:style>
    <style:style style:name="co16" style:family="table-column">
      <style:table-column-properties fo:break-before="auto" style:column-width="2.0516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2.7591in"/>
    </style:style>
    <style:style style:name="co19" style:family="table-column">
      <style:table-column-properties fo:break-before="auto" style:column-width="2.6409in"/>
    </style:style>
    <style:style style:name="co20" style:family="table-column">
      <style:table-column-properties fo:break-before="auto" style:column-width="2.0299in"/>
    </style:style>
    <style:style style:name="co21" style:family="table-column">
      <style:table-column-properties fo:break-before="auto" style:column-width="2.298in"/>
    </style:style>
    <style:style style:name="co22" style:family="table-column">
      <style:table-column-properties fo:break-before="auto" style:column-width="2.7374in"/>
    </style:style>
    <style:style style:name="co23" style:family="table-column">
      <style:table-column-properties fo:break-before="auto" style:column-width="2.6201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9866in"/>
    </style:style>
    <style:style style:name="co26" style:family="table-column">
      <style:table-column-properties fo:break-before="auto" style:column-width="2.4272in"/>
    </style:style>
    <style:style style:name="co27" style:family="table-column">
      <style:table-column-properties fo:break-before="auto" style:column-width="2.3091in"/>
    </style:style>
    <style:style style:name="co28" style:family="table-column">
      <style:table-column-properties fo:break-before="auto" style:column-width="2.5126in"/>
    </style:style>
    <style:style style:name="co29" style:family="table-column">
      <style:table-column-properties fo:break-before="auto" style:column-width="2.7807in"/>
    </style:style>
    <style:style style:name="co30" style:family="table-column">
      <style:table-column-properties fo:break-before="auto" style:column-width="3.2201in"/>
    </style:style>
    <style:style style:name="co31" style:family="table-column">
      <style:table-column-properties fo:break-before="auto" style:column-width="3.1028in"/>
    </style:style>
    <style:style style:name="co32" style:family="table-column">
      <style:table-column-properties fo:break-before="auto" style:column-width="2.1264in"/>
    </style:style>
    <style:style style:name="co33" style:family="table-column">
      <style:table-column-properties fo:break-before="auto" style:column-width="2.3945in"/>
    </style:style>
    <style:style style:name="co34" style:family="table-column">
      <style:table-column-properties fo:break-before="auto" style:column-width="2.8339in"/>
    </style:style>
    <style:style style:name="co35" style:family="table-column">
      <style:table-column-properties fo:break-before="auto" style:column-width="2.7165in"/>
    </style:style>
    <style:style style:name="co36" style:family="table-column">
      <style:table-column-properties fo:break-before="auto" style:column-width="1.8902in"/>
    </style:style>
    <style:style style:name="co37" style:family="table-column">
      <style:table-column-properties fo:break-before="auto" style:column-width="2.1583in"/>
    </style:style>
    <style:style style:name="co38" style:family="table-column">
      <style:table-column-properties fo:break-before="auto" style:column-width="2.5984in"/>
    </style:style>
    <style:style style:name="co39" style:family="table-column">
      <style:table-column-properties fo:break-before="auto" style:column-width="2.4807in"/>
    </style:style>
    <style:style style:name="co40" style:family="table-column">
      <style:table-column-properties fo:break-before="auto" style:column-width="1.6118in"/>
    </style:style>
    <style:style style:name="co41" style:family="table-column">
      <style:table-column-properties fo:break-before="auto" style:column-width="1.8799in"/>
    </style:style>
    <style:style style:name="co42" style:family="table-column">
      <style:table-column-properties fo:break-before="auto" style:column-width="2.2016in"/>
    </style:style>
    <style:style style:name="co43" style:family="table-column">
      <style:table-column-properties fo:break-before="auto" style:column-width="2.2445in"/>
    </style:style>
    <style:style style:name="co44" style:family="table-column">
      <style:table-column-properties fo:break-before="auto" style:column-width="1.6335in"/>
    </style:style>
    <style:style style:name="co45" style:family="table-column">
      <style:table-column-properties fo:break-before="auto" style:column-width="2.3409in"/>
    </style:style>
    <style:style style:name="co46" style:family="table-column">
      <style:table-column-properties fo:break-before="auto" style:column-width="2.2228in"/>
    </style:style>
    <style:style style:name="co47" style:family="table-column">
      <style:table-column-properties fo:break-before="auto" style:column-width="1.6437in"/>
    </style:style>
    <style:style style:name="co48" style:family="table-column">
      <style:table-column-properties fo:break-before="auto" style:column-width="1.9118in"/>
    </style:style>
    <style:style style:name="co49" style:family="table-column">
      <style:table-column-properties fo:break-before="auto" style:column-width="2.3516in"/>
    </style:style>
    <style:style style:name="co50" style:family="table-column">
      <style:table-column-properties fo:break-before="auto" style:column-width="2.2339in"/>
    </style:style>
    <style:style style:name="co51" style:family="table-column">
      <style:table-column-properties fo:break-before="auto" style:column-width="1.7516in"/>
    </style:style>
    <style:style style:name="co52" style:family="table-column">
      <style:table-column-properties fo:break-before="auto" style:column-width="2.0193in"/>
    </style:style>
    <style:style style:name="co53" style:family="table-column">
      <style:table-column-properties fo:break-before="auto" style:column-width="2.4591in"/>
    </style:style>
    <style:style style:name="co54" style:family="table-column">
      <style:table-column-properties fo:break-before="auto" style:column-width="2.9307in"/>
    </style:style>
    <style:style style:name="co55" style:family="table-column">
      <style:table-column-properties fo:break-before="auto" style:column-width="2.8134in"/>
    </style:style>
    <style:style style:name="co56" style:family="table-column">
      <style:table-column-properties fo:break-before="auto" style:column-width="1.9764in"/>
    </style:style>
    <style:style style:name="co57" style:family="table-column">
      <style:table-column-properties fo:break-before="auto" style:column-width="2.6839in"/>
    </style:style>
    <style:style style:name="co58" style:family="table-column">
      <style:table-column-properties fo:break-before="auto" style:column-width="2.5661in"/>
    </style:style>
    <style:style style:name="co59" style:family="table-column">
      <style:table-column-properties fo:break-before="auto" style:column-width="2.6626in"/>
    </style:style>
    <style:style style:name="co60" style:family="table-column">
      <style:table-column-properties fo:break-before="auto" style:column-width="3.3709in"/>
    </style:style>
    <style:style style:name="co61" style:family="table-column">
      <style:table-column-properties fo:break-before="auto" style:column-width="3.2528in"/>
    </style:style>
    <style:style style:name="co62" style:family="table-column">
      <style:table-column-properties fo:break-before="auto" style:column-width="2.2874in"/>
    </style:style>
    <style:style style:name="co63" style:family="table-column">
      <style:table-column-properties fo:break-before="auto" style:column-width="2.7272in"/>
    </style:style>
    <style:style style:name="co6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8in" svg:height="3.5429in" svg:x="9.3827in" svg:y="1.1059in">
            <draw:object draw:notify-on-update-of-ranges="result.B7:result.B7 result.B8:result.B27 result.C7:result.C7 result.C8:result.C27 result.D7:result.D7 result.D8:result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9087in" svg:height="4.5594in" svg:x="9.385in" svg:y="5.1972in">
            <draw:object draw:notify-on-update-of-ranges="result.B30:result.B30 result.B31:result.B50 result.C30:result.C30 result.C31:result.C50 result.D30:result.D30 result.D31:result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choke_would_throw_count</text:p>
          </table:table-cell>
          <table:table-cell office:value-type="string" calcext:value-type="string">
            <text:p>artichoke_would_not_throw_count</text:p>
          </table:table-cell>
          <table:table-cell office:value-type="string" calcext:value-type="string">
            <text:p>artichoke_average_expected_rancidness</text:p>
          </table:table-cell>
          <table:table-cell office:value-type="string" calcext:value-type="string">
            <text:p>artichoke_average_desired_rancidness</text:p>
          </table:table-cell>
          <table:table-cell office:value-type="string" calcext:value-type="string">
            <text:p>avocado_would_throw_count</text:p>
          </table:table-cell>
          <table:table-cell office:value-type="string" calcext:value-type="string">
            <text:p>avocado_would_not_throw_count</text:p>
          </table:table-cell>
          <table:table-cell office:value-type="string" calcext:value-type="string">
            <text:p>avocado_average_expected_rancidness</text:p>
          </table:table-cell>
          <table:table-cell office:value-type="string" calcext:value-type="string">
            <text:p>avocado_average_desired_rancidness</text:p>
          </table:table-cell>
          <table:table-cell office:value-type="string" calcext:value-type="string">
            <text:p>banana_would_throw_count</text:p>
          </table:table-cell>
          <table:table-cell office:value-type="string" calcext:value-type="string">
            <text:p>banana_would_not_throw_count</text:p>
          </table:table-cell>
          <table:table-cell office:value-type="string" calcext:value-type="string">
            <text:p>banana_average_expected_rancidness</text:p>
          </table:table-cell>
          <table:table-cell office:value-type="string" calcext:value-type="string">
            <text:p>banana_average_desired_rancidness</text:p>
          </table:table-cell>
          <table:table-cell office:value-type="string" calcext:value-type="string">
            <text:p>brussels_sprout_would_throw_count</text:p>
          </table:table-cell>
          <table:table-cell office:value-type="string" calcext:value-type="string">
            <text:p>brussels_sprout_would_not_throw_count</text:p>
          </table:table-cell>
          <table:table-cell office:value-type="string" calcext:value-type="string">
            <text:p>brussels_sprout_average_expected_rancidness</text:p>
          </table:table-cell>
          <table:table-cell office:value-type="string" calcext:value-type="string">
            <text:p>brussels_sprout_average_desired_rancidness</text:p>
          </table:table-cell>
          <table:table-cell office:value-type="string" calcext:value-type="string">
            <text:p>cantaloupe_would_throw_count</text:p>
          </table:table-cell>
          <table:table-cell office:value-type="string" calcext:value-type="string">
            <text:p>cantaloupe_would_not_throw_count</text:p>
          </table:table-cell>
          <table:table-cell office:value-type="string" calcext:value-type="string">
            <text:p>cantaloupe_average_expected_rancidness</text:p>
          </table:table-cell>
          <table:table-cell office:value-type="string" calcext:value-type="string">
            <text:p>cantaloupe_average_desired_rancidness</text:p>
          </table:table-cell>
          <table:table-cell office:value-type="string" calcext:value-type="string">
            <text:p>cauliflower_would_throw_count</text:p>
          </table:table-cell>
          <table:table-cell office:value-type="string" calcext:value-type="string">
            <text:p>cauliflower_would_not_throw_count</text:p>
          </table:table-cell>
          <table:table-cell office:value-type="string" calcext:value-type="string">
            <text:p>cauliflower_average_expected_rancidness</text:p>
          </table:table-cell>
          <table:table-cell office:value-type="string" calcext:value-type="string">
            <text:p>cauliflower_average_desired_rancidness</text:p>
          </table:table-cell>
          <table:table-cell office:value-type="string" calcext:value-type="string">
            <text:p>chard_would_throw_count</text:p>
          </table:table-cell>
          <table:table-cell office:value-type="string" calcext:value-type="string">
            <text:p>chard_would_not_throw_count</text:p>
          </table:table-cell>
          <table:table-cell office:value-type="string" calcext:value-type="string">
            <text:p>chard_average_expected_rancidness</text:p>
          </table:table-cell>
          <table:table-cell office:value-type="string" calcext:value-type="string">
            <text:p>chard_average_desired_rancidness</text:p>
          </table:table-cell>
          <table:table-cell office:value-type="string" calcext:value-type="string">
            <text:p>crimini_mushroom_would_throw_count</text:p>
          </table:table-cell>
          <table:table-cell office:value-type="string" calcext:value-type="string">
            <text:p>crimini_mushroom_would_not_throw_count</text:p>
          </table:table-cell>
          <table:table-cell office:value-type="string" calcext:value-type="string">
            <text:p>crimini_mushroom_average_expected_rancidness</text:p>
          </table:table-cell>
          <table:table-cell office:value-type="string" calcext:value-type="string">
            <text:p>crimini_mushroom_average_desired_rancidness</text:p>
          </table:table-cell>
          <table:table-cell office:value-type="string" calcext:value-type="string">
            <text:p>golden_beet_would_throw_count</text:p>
          </table:table-cell>
          <table:table-cell office:value-type="string" calcext:value-type="string">
            <text:p>golden_beet_would_not_throw_count</text:p>
          </table:table-cell>
          <table:table-cell office:value-type="string" calcext:value-type="string">
            <text:p>golden_beet_average_expected_rancidness</text:p>
          </table:table-cell>
          <table:table-cell office:value-type="string" calcext:value-type="string">
            <text:p>golden_beet_average_desired_rancidness</text:p>
          </table:table-cell>
          <table:table-cell office:value-type="string" calcext:value-type="string">
            <text:p>jalapeno_would_throw_count</text:p>
          </table:table-cell>
          <table:table-cell office:value-type="string" calcext:value-type="string">
            <text:p>jalapeno_would_not_throw_count</text:p>
          </table:table-cell>
          <table:table-cell office:value-type="string" calcext:value-type="string">
            <text:p>jalapeno_average_expected_rancidness</text:p>
          </table:table-cell>
          <table:table-cell office:value-type="string" calcext:value-type="string">
            <text:p>jalapeno_average_desired_rancidness</text:p>
          </table:table-cell>
          <table:table-cell office:value-type="string" calcext:value-type="string">
            <text:p>kiwi_would_throw_count</text:p>
          </table:table-cell>
          <table:table-cell office:value-type="string" calcext:value-type="string">
            <text:p>kiwi_would_not_throw_count</text:p>
          </table:table-cell>
          <table:table-cell office:value-type="string" calcext:value-type="string">
            <text:p>kiwi_average_expected_rancidness</text:p>
          </table:table-cell>
          <table:table-cell office:value-type="string" calcext:value-type="string">
            <text:p>kiwi_average_desired_rancidness</text:p>
          </table:table-cell>
          <table:table-cell office:value-type="string" calcext:value-type="string">
            <text:p>korean_melon_would_throw_count</text:p>
          </table:table-cell>
          <table:table-cell office:value-type="string" calcext:value-type="string">
            <text:p>korean_melon_would_not_throw_count</text:p>
          </table:table-cell>
          <table:table-cell office:value-type="string" calcext:value-type="string">
            <text:p>korean_melon_average_expected_rancidness</text:p>
          </table:table-cell>
          <table:table-cell office:value-type="string" calcext:value-type="string">
            <text:p>korean_melon_average_desired_rancidness</text:p>
          </table:table-cell>
          <table:table-cell office:value-type="string" calcext:value-type="string">
            <text:p>lime_would_throw_count</text:p>
          </table:table-cell>
          <table:table-cell office:value-type="string" calcext:value-type="string">
            <text:p>lime_would_not_throw_count</text:p>
          </table:table-cell>
          <table:table-cell office:value-type="string" calcext:value-type="string">
            <text:p>lime_average_expected_rancidness</text:p>
          </table:table-cell>
          <table:table-cell office:value-type="string" calcext:value-type="string">
            <text:p>lime_average_desired_rancidness</text:p>
          </table:table-cell>
          <table:table-cell office:value-type="string" calcext:value-type="string">
            <text:p>pear_would_throw_count</text:p>
          </table:table-cell>
          <table:table-cell office:value-type="string" calcext:value-type="string">
            <text:p>pear_would_not_throw_count</text:p>
          </table:table-cell>
          <table:table-cell office:value-type="string" calcext:value-type="string">
            <text:p>pear_average_expected_rancidness</text:p>
          </table:table-cell>
          <table:table-cell office:value-type="string" calcext:value-type="string">
            <text:p>pear_average_desired_rancidness</text:p>
          </table:table-cell>
          <table:table-cell office:value-type="string" calcext:value-type="string">
            <text:p>plucot_would_throw_count</text:p>
          </table:table-cell>
          <table:table-cell office:value-type="string" calcext:value-type="string">
            <text:p>plucot_would_not_throw_count</text:p>
          </table:table-cell>
          <table:table-cell office:value-type="string" calcext:value-type="string">
            <text:p>plucot_average_expected_rancidness</text:p>
          </table:table-cell>
          <table:table-cell office:value-type="string" calcext:value-type="string">
            <text:p>plucot_average_desired_rancidness</text:p>
          </table:table-cell>
          <table:table-cell office:value-type="string" calcext:value-type="string">
            <text:p>red_grapefruit_would_throw_count</text:p>
          </table:table-cell>
          <table:table-cell office:value-type="string" calcext:value-type="string">
            <text:p>red_grapefruit_would_not_throw_count</text:p>
          </table:table-cell>
          <table:table-cell office:value-type="string" calcext:value-type="string">
            <text:p>red_grapefruit_average_expected_rancidness</text:p>
          </table:table-cell>
          <table:table-cell office:value-type="string" calcext:value-type="string">
            <text:p>red_grapefruit_average_desired_rancidness</text:p>
          </table:table-cell>
          <table:table-cell office:value-type="string" calcext:value-type="string">
            <text:p>red_onion_would_throw_count</text:p>
          </table:table-cell>
          <table:table-cell office:value-type="string" calcext:value-type="string">
            <text:p>red_onion_would_not_throw_count</text:p>
          </table:table-cell>
          <table:table-cell office:value-type="string" calcext:value-type="string">
            <text:p>red_onion_average_expected_rancidness</text:p>
          </table:table-cell>
          <table:table-cell office:value-type="string" calcext:value-type="string">
            <text:p>red_onion_average_desired_rancidness</text:p>
          </table:table-cell>
          <table:table-cell office:value-type="string" calcext:value-type="string">
            <text:p>straightneck_squash_would_throw_count</text:p>
          </table:table-cell>
          <table:table-cell office:value-type="string" calcext:value-type="string">
            <text:p>straightneck_squash_would_not_throw_count</text:p>
          </table:table-cell>
          <table:table-cell office:value-type="string" calcext:value-type="string">
            <text:p>straightneck_squash_average_expected_rancidness</text:p>
          </table:table-cell>
          <table:table-cell office:value-type="string" calcext:value-type="string">
            <text:p>straightneck_squash_average_desired_rancidness</text:p>
          </table:table-cell>
          <table:table-cell office:value-type="string" calcext:value-type="string">
            <text:p>strawberry_would_throw_count</text:p>
          </table:table-cell>
          <table:table-cell office:value-type="string" calcext:value-type="string">
            <text:p>strawberry_would_not_throw_count</text:p>
          </table:table-cell>
          <table:table-cell office:value-type="string" calcext:value-type="string">
            <text:p>strawberry_average_expected_rancidness</text:p>
          </table:table-cell>
          <table:table-cell office:value-type="string" calcext:value-type="string">
            <text:p>strawberry_average_desired_rancidness</text:p>
          </table:table-cell>
          <table:table-cell office:value-type="string" calcext:value-type="string">
            <text:p>tomatillo_would_throw_count</text:p>
          </table:table-cell>
          <table:table-cell office:value-type="string" calcext:value-type="string">
            <text:p>tomatillo_would_not_throw_count</text:p>
          </table:table-cell>
          <table:table-cell office:value-type="string" calcext:value-type="string">
            <text:p>tomatillo_average_expected_rancidness</text:p>
          </table:table-cell>
          <table:table-cell office:value-type="string" calcext:value-type="string">
            <text:p>tomatillo_average_desired_rancidne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.30555555555556" calcext:value-type="float">
            <text:p>3.30555555555556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3.57575757575758" calcext:value-type="float">
            <text:p>3.575757575757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3.38888888888889" calcext:value-type="float">
            <text:p>3.3888888888888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.82857142857143" calcext:value-type="float">
            <text:p>2.8285714285714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3.02777777777778" calcext:value-type="float">
            <text:p>3.0277777777777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.82857142857143" calcext:value-type="float">
            <text:p>2.82857142857143</text:p>
          </table:table-cell>
          <table:table-cell office:value-type="float" office:value="2.94117647058824" calcext:value-type="float">
            <text:p>2.9411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.52941176470588" calcext:value-type="float">
            <text:p>2.52941176470588</text:p>
          </table:table-cell>
          <table:table-cell office:value-type="float" office:value="2.89623929279412" calcext:value-type="float">
            <text:p>2.8962392927941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71428571428572" calcext:value-type="float">
            <text:p>2.71428571428572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.73529411764706" calcext:value-type="float">
            <text:p>2.73529411764706</text:p>
          </table:table-cell>
          <table:table-cell office:value-type="float" office:value="2.90909090909091" calcext:value-type="float">
            <text:p>2.9090909090909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.37142857142857" calcext:value-type="float">
            <text:p>3.37142857142857</text:p>
          </table:table-cell>
          <table:table-cell office:value-type="float" office:value="3.30555555555556" calcext:value-type="float">
            <text:p>3.3055555555555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office:value-type="float" office:value="2.63888888888889" calcext:value-type="float">
            <text:p>2.6388888888888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.54285714285714" calcext:value-type="float">
            <text:p>2.54285714285714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.54285714285714" calcext:value-type="float">
            <text:p>3.54285714285714</text:p>
          </table:table-cell>
          <table:table-cell office:value-type="float" office:value="3.30555555555556" calcext:value-type="float">
            <text:p>3.3055555555555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.25714285714286" calcext:value-type="float">
            <text:p>3.25714285714286</text:p>
          </table:table-cell>
          <table:table-cell office:value-type="float" office:value="3.13888888888889" calcext:value-type="float">
            <text:p>3.1388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.88571428571429" calcext:value-type="float">
            <text:p>2.88571428571429</text:p>
          </table:table-cell>
          <table:table-cell office:value-type="float" office:value="2.94444444444444" calcext:value-type="float">
            <text:p>2.9444444444444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65714285714286" calcext:value-type="float">
            <text:p>2.65714285714286</text:p>
          </table:table-cell>
          <table:table-cell office:value-type="float" office:value="2.70588235294118" calcext:value-type="float">
            <text:p>2.705882352941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.88571428571429" calcext:value-type="float">
            <text:p>2.88571428571429</text:p>
          </table:table-cell>
          <table:table-cell office:value-type="float" office:value="2.86111111111111" calcext:value-type="float">
            <text:p>2.861111111111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.55555555555556" calcext:value-type="float">
            <text:p>3.55555555555556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.5" calcext:value-type="float">
            <text:p>3.5</text:p>
          </table:table-cell>
        </table:table-row>
        <table:table-row table:style-name="ro1" table:number-rows-repeated="4"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rtichoke</text:p>
          </table:table-cell>
          <table:table-cell table:formula="of:=[$result.$E$2]" office:value-type="float" office:value="24" calcext:value-type="float">
            <text:p>24</text:p>
          </table:table-cell>
          <table:table-cell table:formula="of:=[$result.$F$2]" office:value-type="float" office:value="12" calcext:value-type="float">
            <text:p>1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table:formula="of:=[$result.$I$2]" office:value-type="float" office:value="20" calcext:value-type="float">
            <text:p>20</text:p>
          </table:table-cell>
          <table:table-cell table:formula="of:=[$result.$J$2]" office:value-type="float" office:value="16" calcext:value-type="float">
            <text:p>1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table:formula="of:=[$result.$M$2]" office:value-type="float" office:value="21" calcext:value-type="float">
            <text:p>21</text:p>
          </table:table-cell>
          <table:table-cell table:formula="of:=[$result.$N$2]" office:value-type="float" office:value="15" calcext:value-type="float">
            <text:p>1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russels Sprout</text:p>
          </table:table-cell>
          <table:table-cell table:formula="of:=[$result.$Q$2]" office:value-type="float" office:value="24" calcext:value-type="float">
            <text:p>24</text:p>
          </table:table-cell>
          <table:table-cell table:formula="of:=[$result.$R$2]" office:value-type="float" office:value="12" calcext:value-type="float">
            <text:p>1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ntaloupe</text:p>
          </table:table-cell>
          <table:table-cell table:formula="of:=[$result.$U$2]" office:value-type="float" office:value="20" calcext:value-type="float">
            <text:p>20</text:p>
          </table:table-cell>
          <table:table-cell table:formula="of:=[$result.$V$2]" office:value-type="float" office:value="16" calcext:value-type="float">
            <text:p>1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uliflower</text:p>
          </table:table-cell>
          <table:table-cell table:formula="of:=[$result.$Y$2]" office:value-type="float" office:value="13" calcext:value-type="float">
            <text:p>13</text:p>
          </table:table-cell>
          <table:table-cell table:formula="of:=[$result.$Z$2]" office:value-type="float" office:value="23" calcext:value-type="float">
            <text:p>2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hard</text:p>
          </table:table-cell>
          <table:table-cell table:formula="of:=[$result.$AC$2]" office:value-type="float" office:value="16" calcext:value-type="float">
            <text:p>16</text:p>
          </table:table-cell>
          <table:table-cell table:formula="of:=[$result.$AD$2]" office:value-type="float" office:value="20" calcext:value-type="float">
            <text:p>20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rimini Mushroom</text:p>
          </table:table-cell>
          <table:table-cell table:formula="of:=[$result.$AG$2]" office:value-type="float" office:value="27" calcext:value-type="float">
            <text:p>27</text:p>
          </table:table-cell>
          <table:table-cell table:formula="of:=[$result.$AH$2]" office:value-type="float" office:value="9" calcext:value-type="float">
            <text:p>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Golden Beet</text:p>
          </table:table-cell>
          <table:table-cell table:formula="of:=[$result.$AK$2]" office:value-type="float" office:value="28" calcext:value-type="float">
            <text:p>28</text:p>
          </table:table-cell>
          <table:table-cell table:formula="of:=[$result.$AL$2]" office:value-type="float" office:value="8" calcext:value-type="float">
            <text:p>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Jalapeno</text:p>
          </table:table-cell>
          <table:table-cell table:formula="of:=[$result.$AO$2]" office:value-type="float" office:value="26" calcext:value-type="float">
            <text:p>26</text:p>
          </table:table-cell>
          <table:table-cell table:formula="of:=[$result.$AP$2]" office:value-type="float" office:value="10" calcext:value-type="float">
            <text:p>10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table:formula="of:=[$result.$AS$2]" office:value-type="float" office:value="22" calcext:value-type="float">
            <text:p>22</text:p>
          </table:table-cell>
          <table:table-cell table:formula="of:=[$result.$AT$2]" office:value-type="float" office:value="14" calcext:value-type="float">
            <text:p>1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orean Melon</text:p>
          </table:table-cell>
          <table:table-cell table:formula="of:=[$result.$AW$2]" office:value-type="float" office:value="22" calcext:value-type="float">
            <text:p>22</text:p>
          </table:table-cell>
          <table:table-cell table:formula="of:=[$result.$AX$2]" office:value-type="float" office:value="14" calcext:value-type="float">
            <text:p>1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Lime</text:p>
          </table:table-cell>
          <table:table-cell table:formula="of:=[$result.$BA$2]" office:value-type="float" office:value="25" calcext:value-type="float">
            <text:p>25</text:p>
          </table:table-cell>
          <table:table-cell table:formula="of:=[$result.$BB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table:formula="of:=[$result.$BE$2]" office:value-type="float" office:value="25" calcext:value-type="float">
            <text:p>25</text:p>
          </table:table-cell>
          <table:table-cell table:formula="of:=[$result.$BF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lucot</text:p>
          </table:table-cell>
          <table:table-cell table:formula="of:=[$result.$BI$2]" office:value-type="float" office:value="25" calcext:value-type="float">
            <text:p>25</text:p>
          </table:table-cell>
          <table:table-cell table:formula="of:=[$result.$BJ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Grapefruit</text:p>
          </table:table-cell>
          <table:table-cell table:formula="of:=[$result.$BM$2]" office:value-type="float" office:value="27" calcext:value-type="float">
            <text:p>27</text:p>
          </table:table-cell>
          <table:table-cell table:formula="of:=[$result.$BN$2]" office:value-type="float" office:value="9" calcext:value-type="float">
            <text:p>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Onion</text:p>
          </table:table-cell>
          <table:table-cell table:formula="of:=[$result.$BQ$2]" office:value-type="float" office:value="24" calcext:value-type="float">
            <text:p>24</text:p>
          </table:table-cell>
          <table:table-cell table:formula="of:=[$result.$BR$2]" office:value-type="float" office:value="12" calcext:value-type="float">
            <text:p>1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ightneck Squash</text:p>
          </table:table-cell>
          <table:table-cell table:formula="of:=[$result.$BU$2]" office:value-type="float" office:value="16" calcext:value-type="float">
            <text:p>16</text:p>
          </table:table-cell>
          <table:table-cell table:formula="of:=[$result.$BV$2]" office:value-type="float" office:value="20" calcext:value-type="float">
            <text:p>20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table:formula="of:=[$result.$BY$2]" office:value-type="float" office:value="23" calcext:value-type="float">
            <text:p>23</text:p>
          </table:table-cell>
          <table:table-cell table:formula="of:=[$result.$BZ$2]" office:value-type="float" office:value="13" calcext:value-type="float">
            <text:p>1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Tomatillo</text:p>
          </table:table-cell>
          <table:table-cell table:formula="of:=[$result.$E$2]" office:value-type="float" office:value="24" calcext:value-type="float">
            <text:p>24</text:p>
          </table:table-cell>
          <table:table-cell table:formula="of:=[$result.$F$2]" office:value-type="float" office:value="12" calcext:value-type="float">
            <text:p>12</text:p>
          </table:table-cell>
          <table:table-cell table:number-columns-repeated="76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Expected Rancidness</text:p>
          </table:table-cell>
          <table:table-cell office:value-type="string" calcext:value-type="string">
            <text:p>Desired Rancidness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rtichoke</text:p>
          </table:table-cell>
          <table:table-cell table:formula="of:=[$result.$C$2]" office:value-type="float" office:value="3.30555555555556" calcext:value-type="float">
            <text:p>3.30555555555556</text:p>
          </table:table-cell>
          <table:table-cell table:formula="of:=[$result.$D$2]" office:value-type="float" office:value="3.28571428571429" calcext:value-type="float">
            <text:p>3.2857142857142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table:formula="of:=[$result.$G$2]" office:value-type="float" office:value="3.71428571428571" calcext:value-type="float">
            <text:p>3.71428571428571</text:p>
          </table:table-cell>
          <table:table-cell table:formula="of:=[$result.$H$2]" office:value-type="float" office:value="3.57575757575758" calcext:value-type="float">
            <text:p>3.5757575757575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table:formula="of:=[$result.$K$2]" office:value-type="float" office:value="3.17647058823529" calcext:value-type="float">
            <text:p>3.17647058823529</text:p>
          </table:table-cell>
          <table:table-cell table:formula="of:=[$result.$L$2]" office:value-type="float" office:value="3.38888888888889" calcext:value-type="float">
            <text:p>3.3888888888888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russels Sprout</text:p>
          </table:table-cell>
          <table:table-cell table:formula="of:=[$result.$O$2]" office:value-type="float" office:value="2.22222222222222" calcext:value-type="float">
            <text:p>2.22222222222222</text:p>
          </table:table-cell>
          <table:table-cell table:formula="of:=[$result.$P$2]" office:value-type="float" office:value="2.5" calcext:value-type="float">
            <text:p>2.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ntaloupe</text:p>
          </table:table-cell>
          <table:table-cell table:formula="of:=[$result.$S$2]" office:value-type="float" office:value="2.83333333333333" calcext:value-type="float">
            <text:p>2.83333333333333</text:p>
          </table:table-cell>
          <table:table-cell table:formula="of:=[$result.$T$2]" office:value-type="float" office:value="2.82857142857143" calcext:value-type="float">
            <text:p>2.8285714285714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uliflower</text:p>
          </table:table-cell>
          <table:table-cell table:formula="of:=[$result.$W$2]" office:value-type="float" office:value="2.42857142857143" calcext:value-type="float">
            <text:p>2.42857142857143</text:p>
          </table:table-cell>
          <table:table-cell table:formula="of:=[$result.$X$2]" office:value-type="float" office:value="3.02777777777778" calcext:value-type="float">
            <text:p>3.0277777777777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hard</text:p>
          </table:table-cell>
          <table:table-cell table:formula="of:=[$result.$AA$2]" office:value-type="float" office:value="2.82857142857143" calcext:value-type="float">
            <text:p>2.82857142857143</text:p>
          </table:table-cell>
          <table:table-cell table:formula="of:=[$result.$AB$2]" office:value-type="float" office:value="2.94117647058824" calcext:value-type="float">
            <text:p>2.9411764705882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rimini Mushroom</text:p>
          </table:table-cell>
          <table:table-cell table:formula="of:=[$result.$AE$2]" office:value-type="float" office:value="2.52941176470588" calcext:value-type="float">
            <text:p>2.52941176470588</text:p>
          </table:table-cell>
          <table:table-cell table:formula="of:=[$result.$AF$2]" office:value-type="float" office:value="2.89623929279412" calcext:value-type="float">
            <text:p>2.8962392927941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Golden Beet</text:p>
          </table:table-cell>
          <table:table-cell table:formula="of:=[$result.$AI$2]" office:value-type="float" office:value="2.71428571428572" calcext:value-type="float">
            <text:p>2.71428571428572</text:p>
          </table:table-cell>
          <table:table-cell table:formula="of:=[$result.$AJ$2]" office:value-type="float" office:value="3.08333333333333" calcext:value-type="float">
            <text:p>3.0833333333333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Jalapeno</text:p>
          </table:table-cell>
          <table:table-cell table:formula="of:=[$result.$AM$2]" office:value-type="float" office:value="2.73529411764706" calcext:value-type="float">
            <text:p>2.73529411764706</text:p>
          </table:table-cell>
          <table:table-cell table:formula="of:=[$result.$AN$2]" office:value-type="float" office:value="2.90909090909091" calcext:value-type="float">
            <text:p>2.9090909090909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table:formula="of:=[$result.$AQ$2]" office:value-type="float" office:value="3.37142857142857" calcext:value-type="float">
            <text:p>3.37142857142857</text:p>
          </table:table-cell>
          <table:table-cell table:formula="of:=[$result.$AR$2]" office:value-type="float" office:value="3.30555555555556" calcext:value-type="float">
            <text:p>3.3055555555555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orean Melon</text:p>
          </table:table-cell>
          <table:table-cell table:formula="of:=[$result.$AU$2]" office:value-type="float" office:value="2.8" calcext:value-type="float">
            <text:p>2.8</text:p>
          </table:table-cell>
          <table:table-cell table:formula="of:=[$result.$AV$2]" office:value-type="float" office:value="2.63888888888889" calcext:value-type="float">
            <text:p>2.6388888888888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Lime</text:p>
          </table:table-cell>
          <table:table-cell table:formula="of:=[$result.$AY$2]" office:value-type="float" office:value="2.54285714285714" calcext:value-type="float">
            <text:p>2.54285714285714</text:p>
          </table:table-cell>
          <table:table-cell table:formula="of:=[$result.$AZ$2]" office:value-type="float" office:value="2.8" calcext:value-type="float">
            <text:p>2.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table:formula="of:=[$result.$BC$2]" office:value-type="float" office:value="3.54285714285714" calcext:value-type="float">
            <text:p>3.54285714285714</text:p>
          </table:table-cell>
          <table:table-cell table:formula="of:=[$result.$BD$2]" office:value-type="float" office:value="3.30555555555556" calcext:value-type="float">
            <text:p>3.3055555555555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lucot</text:p>
          </table:table-cell>
          <table:table-cell table:formula="of:=[$result.$BG$2]" office:value-type="float" office:value="3.25714285714286" calcext:value-type="float">
            <text:p>3.25714285714286</text:p>
          </table:table-cell>
          <table:table-cell table:formula="of:=[$result.$BH$2]" office:value-type="float" office:value="3.13888888888889" calcext:value-type="float">
            <text:p>3.1388888888888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Grapefruit</text:p>
          </table:table-cell>
          <table:table-cell table:formula="of:=[$result.$BK$2]" office:value-type="float" office:value="2.88571428571429" calcext:value-type="float">
            <text:p>2.88571428571429</text:p>
          </table:table-cell>
          <table:table-cell table:formula="of:=[$result.$BL$2]" office:value-type="float" office:value="2.94444444444444" calcext:value-type="float">
            <text:p>2.9444444444444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Onion</text:p>
          </table:table-cell>
          <table:table-cell table:formula="of:=[$result.$BO$2]" office:value-type="float" office:value="2.65714285714286" calcext:value-type="float">
            <text:p>2.65714285714286</text:p>
          </table:table-cell>
          <table:table-cell table:formula="of:=[$result.$BP$2]" office:value-type="float" office:value="2.70588235294118" calcext:value-type="float">
            <text:p>2.7058823529411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ightneck Squash</text:p>
          </table:table-cell>
          <table:table-cell table:formula="of:=[$result.$BS$2]" office:value-type="float" office:value="2.88571428571429" calcext:value-type="float">
            <text:p>2.88571428571429</text:p>
          </table:table-cell>
          <table:table-cell table:formula="of:=[$result.$BT$2]" office:value-type="float" office:value="2.86111111111111" calcext:value-type="float">
            <text:p>2.861111111111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table:formula="of:=[$result.$BW$2]" office:value-type="float" office:value="3.55555555555556" calcext:value-type="float">
            <text:p>3.55555555555556</text:p>
          </table:table-cell>
          <table:table-cell table:formula="of:=[$result.$BX$2]" office:value-type="float" office:value="3.16666666666667" calcext:value-type="float">
            <text:p>3.16666666666667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Tomatillo</text:p>
          </table:table-cell>
          <table:table-cell table:formula="of:=[$result.$CA$2]" office:value-type="float" office:value="3.14285714285714" calcext:value-type="float">
            <text:p>3.14285714285714</text:p>
          </table:table-cell>
          <table:table-cell table:formula="of:=[$result.$CB$2]" office:value-type="float" office:value="3.5" calcext:value-type="float">
            <text:p>3.5</text:p>
          </table:table-cell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7T09:06:46.806364893</dc:date>
    <meta:editing-duration>PT4M37S</meta:editing-duration>
    <meta:editing-cycles>1</meta:editing-cycles>
    <meta:document-statistic meta:table-count="1" meta:cell-count="284" meta:object-count="2"/>
    <meta:generator>LibreOffice/25.8.1.1$Linux_X86_64 LibreOffice_project/54047653041915e595ad4e45cccea684809c77b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52cm" svg:y="3.952cm" style:legend-expansion="high" chart:style-name="ch2"/>
        <chart:plot-area chart:style-name="ch3" svg:x="0.32cm" svg:y="0.18cm" svg:width="14.012cm" svg:height="8.64cm">
          <chart:coordinate-region svg:x="1.147cm" svg:y="0.379cm" svg:width="13.185cm" svg:height="5.667cm"/>
          <chart:axis chart:dimension="x" chart:name="primary-x" chart:style-name="ch4" chartooo:axis-type="auto">
            <chartooo:date-scale/>
            <chart:categories table:cell-range-address="result.B8:result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C8:result.C27" chart:label-cell-address="result.C7:result.C7" chart:class="chart:bar">
            <chart:data-point chart:repeated="20"/>
            <loext:propertry-mapping loext:property="FillColor" loext:cell-range-address=""/>
          </chart:series>
          <chart:series chart:style-name="ch8" chart:values-cell-range-address="result.D8:result.D27" chart:label-cell-address="result.D7:result.D7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result.C7:result.C7</svg:desc>
                </draw:g>
              </table:table-cell>
              <table:table-cell office:value-type="string">
                <text:p/>
              </table:table-cell>
              <table:table-cell office:value-type="string">
                <text:p>No</text:p>
                <draw:g>
                  <svg:desc>result.D7:result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choke</text:p>
                <draw:g>
                  <svg:desc>result.B8:result.B27</svg:desc>
                </draw:g>
              </table:table-cell>
              <table:table-cell office:value-type="float" office:value="24">
                <text:p>24</text:p>
                <draw:g>
                  <svg:desc>result.C8:result.C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  <draw:g>
                  <svg:desc>result.D8:result.D27</svg:desc>
                </draw:g>
              </table:table-cell>
            </table:table-row>
            <table:table-row>
              <table:table-cell office:value-type="string">
                <text:p>Avocado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ussels Sprout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antaloupe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hard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imini Mushroom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olden Beet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lapeno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Korean Melo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ear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lucot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Grapefruit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d Onio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traightneck Squash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trawberry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matillo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49cm" svg:height="11.582cm" xlink:href=".." xlink:type="simple" chart:class="chart:bar" chart:style-name="ch1">
        <chart:legend chart:legend-position="end" svg:x="26.167cm" svg:y="5.243cm" style:legend-expansion="high" chart:style-name="ch2"/>
        <chart:plot-area chart:style-name="ch3" svg:x="0.604cm" svg:y="0.231cm" svg:width="24.959cm" svg:height="11.12cm">
          <chart:coordinate-region svg:x="1.333cm" svg:y="0.43cm" svg:width="24.23cm" svg:height="8.147cm"/>
          <chart:axis chart:dimension="x" chart:name="primary-x" chart:style-name="ch4" chartooo:axis-type="auto">
            <chartooo:date-scale/>
            <chart:categories table:cell-range-address="result.B31:result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C31:result.C50" chart:label-cell-address="result.C30:result.C30" chart:class="chart:bar">
            <chart:data-point chart:repeated="20"/>
          </chart:series>
          <chart:series chart:style-name="ch8" chart:values-cell-range-address="result.D31:result.D50" chart:label-cell-address="result.D30:result.D30" chart:class="chart:bar">
            <chart:data-point chart:repeated="15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Rancidness</text:p>
                <draw:g>
                  <svg:desc>result.C30:result.C30</svg:desc>
                </draw:g>
              </table:table-cell>
              <table:table-cell office:value-type="string">
                <text:p>Desired Rancidness</text:p>
                <draw:g>
                  <svg:desc>result.D30:result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choke</text:p>
                <draw:g>
                  <svg:desc>result.B31:result.B50</svg:desc>
                </draw:g>
              </table:table-cell>
              <table:table-cell office:value-type="float" office:value="3.30555555555556">
                <text:p>3.30555555555556</text:p>
                <draw:g>
                  <svg:desc>result.C31:result.C50</svg:desc>
                </draw:g>
              </table:table-cell>
              <table:table-cell office:value-type="float" office:value="3.28571428571429">
                <text:p>3.28571428571429</text:p>
                <draw:g>
                  <svg:desc>result.D31:result.D50</svg:desc>
                </draw:g>
              </table:table-cell>
            </table:table-row>
            <table:table-row>
              <table:table-cell office:value-type="string">
                <text:p>Avocado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3.57575757575758">
                <text:p>3.57575757575758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3.17647058823529">
                <text:p>3.17647058823529</text:p>
              </table:table-cell>
              <table:table-cell office:value-type="float" office:value="3.38888888888889">
                <text:p>3.38888888888889</text:p>
              </table:table-cell>
            </table:table-row>
            <table:table-row>
              <table:table-cell office:value-type="string">
                <text:p>Brussels Sprout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antaloupe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.82857142857143">
                <text:p>2.82857142857143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3.02777777777778">
                <text:p>3.02777777777778</text:p>
              </table:table-cell>
            </table:table-row>
            <table:table-row>
              <table:table-cell office:value-type="string">
                <text:p>Chard</text:p>
              </table:table-cell>
              <table:table-cell office:value-type="float" office:value="2.82857142857143">
                <text:p>2.82857142857143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string">
                <text:p>Crimini Mushroom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89623929279412">
                <text:p>2.89623929279412</text:p>
              </table:table-cell>
            </table:table-row>
            <table:table-row>
              <table:table-cell office:value-type="string">
                <text:p>Golden Beet</text:p>
              </table:table-cell>
              <table:table-cell office:value-type="float" office:value="2.71428571428572">
                <text:p>2.71428571428572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string">
                <text:p>Jalapeno</text:p>
              </table:table-cell>
              <table:table-cell office:value-type="float" office:value="2.73529411764706">
                <text:p>2.73529411764706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3.37142857142857">
                <text:p>3.37142857142857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string">
                <text:p>Korean Melon</text:p>
              </table:table-cell>
              <table:table-cell office:value-type="float" office:value="2.8">
                <text:p>2.8</text:p>
              </table:table-cell>
              <table:table-cell office:value-type="float" office:value="2.63888888888889">
                <text:p>2.63888888888889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2.54285714285714">
                <text:p>2.542857142857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Pear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string">
                <text:p>Plucot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3.13888888888889">
                <text:p>3.13888888888889</text:p>
              </table:table-cell>
            </table:table-row>
            <table:table-row>
              <table:table-cell office:value-type="string">
                <text:p>Red Grapefruit</text:p>
              </table:table-cell>
              <table:table-cell office:value-type="float" office:value="2.88571428571429">
                <text:p>2.88571428571429</text:p>
              </table:table-cell>
              <table:table-cell office:value-type="float" office:value="2.94444444444444">
                <text:p>2.94444444444444</text:p>
              </table:table-cell>
            </table:table-row>
            <table:table-row>
              <table:table-cell office:value-type="string">
                <text:p>Red Onion</text:p>
              </table:table-cell>
              <table:table-cell office:value-type="float" office:value="2.65714285714286">
                <text:p>2.65714285714286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string">
                <text:p>Straightneck Squash</text:p>
              </table:table-cell>
              <table:table-cell office:value-type="float" office:value="2.88571428571429">
                <text:p>2.88571428571429</text:p>
              </table:table-cell>
              <table:table-cell office:value-type="float" office:value="2.86111111111111">
                <text:p>2.86111111111111</text:p>
              </table:table-cell>
            </table:table-row>
            <table:table-row>
              <table:table-cell office:value-type="string">
                <text:p>Strawberry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Tomatillo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